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8.9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8cm"/>
    </style:style>
    <style:style style:name="co5" style:family="table-column">
      <style:table-column-properties fo:break-before="auto" style:column-width="3.926cm"/>
    </style:style>
    <style:style style:name="co6" style:family="table-column">
      <style:table-column-properties fo:break-before="auto" style:column-width="9.56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0">
      <number:hours number:style="long"/>
      <number:text>:</number:text>
      <number:minutes number:style="long"/>
    </number:time-style>
    <style:style style:name="ce2" style:family="table-cell" style:parent-style-name="Default">
      <style:table-cell-properties fo:border-bottom="0.74pt solid #000000" fo:background-color="#eeeeee" style:text-align-source="fix" style:repeat-content="false" fo:wrap-option="wrap" fo:border-left="0.74pt dotted #000000" fo:border-right="0.74pt dotte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0.74pt dotte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0.74pt dotted #000000" fo:border-top="none"/>
    </style:style>
    <style:style style:name="ce6" style:family="table-cell" style:parent-style-name="Default">
      <style:table-cell-properties fo:border-bottom="none" fo:border-left="0.74pt solid #000000" fo:border-right="0.74pt dotted #000000" fo:border-top="none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dotted #000000" fo:border-right="0.74pt dotte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order-bottom="none" fo:border-left="0.74pt dotted #000000" fo:border-right="0.74pt dotted #000000" fo:border-top="none"/>
    </style:style>
    <style:style style:name="ce19" style:family="table-cell" style:parent-style-name="Default">
      <style:table-cell-properties fo:border-bottom="none" fo:border-left="0.74pt dotted #000000" fo:border-right="0.74pt dotted #000000" fo:border-top="none"/>
    </style:style>
    <style:style style:name="ce20" style:family="table-cell" style:parent-style-name="Default">
      <style:table-cell-properties fo:border-bottom="0.74pt solid #000000" fo:border-left="0.74pt dotted #000000" fo:border-right="0.74pt dotted #000000" fo:border-top="none"/>
    </style:style>
    <style:style style:name="ce22" style:family="table-cell" style:parent-style-name="Default" style:data-style-name="N60">
      <style:table-cell-properties fo:border-bottom="none" fo:border-left="0.74pt dotted #000000" fo:border-right="0.74pt dotted #000000" fo:border-top="none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. Anfragen wegen Polizeimaßnahmen &quot;;&quot;2. Bedrohung durch Familie/ Gefahr von Zwangsverpartnerung&quot;;&quot;3. Beleidigung (auch Volksverhetzung)&quot;;&quot;4. Diebstahl in Wohnung&quot;;&quot;5. Diebstahl in Wohnung, sex. Interesse vorgetäuscht&quot;;&quot;6. Diebstahl (Straße, Lokal) mit sex. Nötigung&quot;;&quot;7. Diebstahl (Straße, Lokal), Trickdiebstahl&quot;;&quot;8. einfache Sachbeschädigung&quot;;&quot;9. Häusliche Gewalt (Körperverletzung, Nötigung)&quot;;&quot;10. Körperverletzung, gefährl. Körperverletzung (auch Versuch)&quot;;&quot;11. Nötigung und Bedrohung&quot;;&quot;12. Raub auf Straße&quot;;&quot;13. Raub in Wohnung&quot;;&quot;14. sexuelle Nötigung, Vergewaltigung&quot;;&quot;15. Stalking&quot;;&quot;16. Tötung/ mit Todesfolge&quot;;&quot;17. anderes&quot;)" table:allow-empty-cell="true" table:display-list="unsorted" table:base-cell-address="Tabelle1.B2">
          <table:error-message table:message-type="stop" table:display="true"/>
        </table:content-validation>
        <table:content-validation table:name="val2" table:condition="of:cell-content-is-in-list(&quot;Ich&quot;;&quot;Mein*e Freund*in/Lebenspartner*in&quot;;&quot;Ein mir nahestehender Mensch&quot;;&quot;Eine mir bekannte Person&quot;;&quot;Eine mir unbekannte Person&quot;;&quot;Ich habe von der Gewalttat gehört&quot;;&quot;Anderes&quot;)" table:allow-empty-cell="true" table:display-list="unsorted" table:base-cell-address="Tabelle1.C2">
          <table:error-message table:message-type="stop" table:display="true"/>
        </table:content-validation>
        <table:content-validation table:name="val3" table:condition="of:cell-content-is-date() and cell-content()&gt;43464" table:allow-empty-cell="true" table:base-cell-address="Tabelle1.C2">
          <table:error-message table:message-type="stop" table:display="true"/>
        </table:content-validation>
        <table:content-validation table:name="val4" table:condition="of:cell-content-is-in-list(&quot;00:00&quot;;&quot;00:15&quot;;&quot;00:30&quot;;&quot;00:45&quot;;&quot;01:00&quot;;&quot;01:15&quot;;&quot;01:30&quot;;&quot;01:45&quot;;&quot;02:00&quot;;&quot;19:30&quot;)" table:allow-empty-cell="true" table:display-list="unsorted" table:base-cell-address="Tabelle1.D2">
          <table:error-message table:message-type="stop" table:display="true"/>
        </table:content-validation>
        <table:content-validation table:name="val5" table:condition="of:cell-content-is-in-list(&quot;00:00&quot;;&quot;00:15&quot;;&quot;00:30&quot;;&quot;00:45&quot;;&quot;01:00&quot;;&quot;01:15&quot;;&quot;01:30&quot;;&quot;01:45&quot;;&quot;02:00&quot;)" table:allow-empty-cell="true" table:display-list="unsorted" table:base-cell-address="Tabelle1.D2">
          <table:error-message table:message-type="stop" table:display="true"/>
        </table:content-validation>
        <table:content-validation table:name="val6" table:condition="of:cell-content-is-in-list(&quot;1. öffentliches Straßenland&quot;;&quot;2. öffentliches Straßenland, unmittelbar vor LSBT*-Lokalen&quot;;&quot;3. öffentliche Verkehrsmittel&quot;;&quot;4. Parks, Waldgebiet, Klappen&quot;;&quot;5. in der eigenen Wohnung&quot;;&quot;6. vor der eigenen Wohnung/Nachbarschaft&quot;;&quot;7. in Täter-Wohnung&quot;;&quot;8. Hotel, Pension&quot;;&quot;9. in/an LSBT*-Orten/Locations&quot;;&quot;10. gegen LSBT*-Orte/Locations, z.B. Gedenkorte&quot;;&quot;11. auf einer öffentlichen Veranstaltung/Kundgebung&quot;;&quot;12. Schule, Ausbildungsplatz, Arbeit&quot;;&quot;13. in öffentlichen Einrichtungen, z.B. Behörden&quot;;&quot;14. Internet&quot;;&quot;15. Briefe, Anrufe&quot;;&quot;16. in sozialen Medien&quot;;&quot;17. Einkaufshäuser, Geschäfte, Restaurant, Cafés etc.&quot;;&quot;18. Einrichtungen des Sports&quot;;&quot;19. Andere Orte&quot;)" table:allow-empty-cell="true" table:display-list="unsorted" table:base-cell-address="Tabelle1.G2">
          <table:error-message table:message-type="stop" table:display="true"/>
        </table:content-validation>
      </table:content-validations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3" table:number-columns-repeated="980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15" office:value-type="string" calcext:value-type="string">
            <text:p>Deliktform</text:p>
          </table:table-cell>
          <table:table-cell table:style-name="ce16" office:value-type="string" calcext:value-type="string">
            <text:p>Datum</text:p>
          </table:table-cell>
          <table:table-cell table:style-name="ce16" office:value-type="string" calcext:value-type="string">
            <text:p>Uhrzeit</text:p>
          </table:table-cell>
          <table:table-cell table:style-name="ce16" office:value-type="string" calcext:value-type="string">
            <text:p>Lat Y</text:p>
          </table:table-cell>
          <table:table-cell table:style-name="ce16" office:value-type="string" calcext:value-type="string">
            <text:p>Lon X</text:p>
          </table:table-cell>
          <table:table-cell table:style-name="ce16" office:value-type="string" calcext:value-type="string">
            <text:p>Tatort</text:p>
          </table:table-cell>
          <table:table-cell table:style-name="ce21" table:number-columns-repeated="98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content-validation-name="val1" office:value-type="string" calcext:value-type="string">
            <text:p>2. Bedrohung durch Familie/ Gefahr von Zwangsverpartnerung</text:p>
          </table:table-cell>
          <table:table-cell table:style-name="ce13" table:content-validation-name="val3" office:value-type="date" office:date-value="2022-05-02" calcext:value-type="date">
            <text:p>02.05.22</text:p>
          </table:table-cell>
          <table:table-cell table:style-name="ce22" table:content-validation-name="val4" office:value-type="time" office:time-value="PT19H30M00S" calcext:value-type="time">
            <text:p>19:30</text:p>
          </table:table-cell>
          <table:table-cell office:value-type="string" calcext:value-type="string">
            <text:p>52.4738090424753</text:p>
          </table:table-cell>
          <table:table-cell office:value-type="string" calcext:value-type="string">
            <text:p>13.455998098948202</text:p>
          </table:table-cell>
          <table:table-cell table:content-validation-name="val6" office:value-type="string" calcext:value-type="string">
            <text:p>1. öffentliches Straßenland</text:p>
          </table:table-cell>
          <table:table-cell table:number-columns-repeated="98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content-validation-name="val1" office:value-type="string" calcext:value-type="string">
            <text:p>3. Beleidigung (auch Volksverhetzung)</text:p>
          </table:table-cell>
          <table:table-cell table:style-name="ce13" table:content-validation-name="val3" office:value-type="date" office:date-value="2020-06-14" calcext:value-type="date">
            <text:p>14.06.20</text:p>
          </table:table-cell>
          <table:table-cell table:style-name="ce22" table:content-validation-name="val5" office:value-type="time" office:time-value="PT01H45M00S" calcext:value-type="time">
            <text:p>01:45</text:p>
          </table:table-cell>
          <table:table-cell office:value-type="string" calcext:value-type="string">
            <text:p>52.48368039997494</text:p>
          </table:table-cell>
          <table:table-cell office:value-type="string" calcext:value-type="string">
            <text:p>13.412897510866202</text:p>
          </table:table-cell>
          <table:table-cell table:content-validation-name="val6" office:value-type="string" calcext:value-type="string">
            <text:p>4. Parks, Waldgebiet, Klappen</text:p>
          </table:table-cell>
          <table:table-cell table:number-columns-repeated="98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content-validation-name="val1" office:value-type="string" calcext:value-type="string">
            <text:p>4. Diebstahl in Wohnung</text:p>
          </table:table-cell>
          <table:table-cell table:style-name="ce13" table:content-validation-name="val3" office:value-type="date" office:date-value="2021-11-25" calcext:value-type="date">
            <text:p>25.11.21</text:p>
          </table:table-cell>
          <table:table-cell table:style-name="ce22" office:value-type="time" office:time-value="PT14H45M00S" calcext:value-type="time">
            <text:p>14:45</text:p>
          </table:table-cell>
          <table:table-cell office:value-type="string" calcext:value-type="string">
            <text:p>52.502096647738014</text:p>
          </table:table-cell>
          <table:table-cell office:value-type="string" calcext:value-type="string">
            <text:p>13.341487147588028</text:p>
          </table:table-cell>
          <table:table-cell table:content-validation-name="val6" office:value-type="string" calcext:value-type="string">
            <text:p>1. öffentliches Straßenland</text:p>
          </table:table-cell>
          <table:table-cell table:number-columns-repeated="98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content-validation-name="val1" office:value-type="string" calcext:value-type="string">
            <text:p>5. Diebstahl in Wohnung, sex. Interesse vorgetäuscht</text:p>
          </table:table-cell>
          <table:table-cell table:style-name="ce13" table:content-validation-name="val3" office:value-type="date" office:date-value="2022-02-02" calcext:value-type="date">
            <text:p>02.02.22</text:p>
          </table:table-cell>
          <table:table-cell table:style-name="ce22" office:value-type="time" office:time-value="PT07H45M00S" calcext:value-type="time">
            <text:p>07:45</text:p>
          </table:table-cell>
          <table:table-cell office:value-type="string" calcext:value-type="string">
            <text:p>52.49809771104931</text:p>
          </table:table-cell>
          <table:table-cell office:value-type="string" calcext:value-type="string">
            <text:p>13.34926996402601</text:p>
          </table:table-cell>
          <table:table-cell table:content-validation-name="val6" office:value-type="string" calcext:value-type="string">
            <text:p>2. öffentliches Straßenland, unmittelbar vor LSBT*-Lokalen</text:p>
          </table:table-cell>
          <table:table-cell table:number-columns-repeated="98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content-validation-name="val1" office:value-type="string" calcext:value-type="string">
            <text:p>6. Diebstahl (Straße, Lokal) mit sex. Nötigung</text:p>
          </table:table-cell>
          <table:table-cell table:style-name="ce13" table:content-validation-name="val3" office:value-type="date" office:date-value="2019-04-14" calcext:value-type="date">
            <text:p>14.04.19</text:p>
          </table:table-cell>
          <table:table-cell table:style-name="ce22" office:value-type="time" office:time-value="PT15H15M00S" calcext:value-type="time">
            <text:p>15:15</text:p>
          </table:table-cell>
          <table:table-cell office:value-type="string" calcext:value-type="string">
            <text:p>52.54751787290839</text:p>
          </table:table-cell>
          <table:table-cell office:value-type="string" calcext:value-type="string">
            <text:p>13.5667913152971</text:p>
          </table:table-cell>
          <table:table-cell table:content-validation-name="val6" office:value-type="string" calcext:value-type="string">
            <text:p>6. vor der eigenen Wohnung/Nachbarschaft</text:p>
          </table:table-cell>
          <table:table-cell table:number-columns-repeated="98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content-validation-name="val1" office:value-type="string" calcext:value-type="string">
            <text:p>7. Diebstahl (Straße, Lokal), Trickdiebstahl</text:p>
          </table:table-cell>
          <table:table-cell table:style-name="ce13" table:content-validation-name="val3" office:value-type="date" office:date-value="2019-07-25" calcext:value-type="date">
            <text:p>25.07.19</text:p>
          </table:table-cell>
          <table:table-cell table:style-name="ce22" table:content-validation-name="val5" office:value-type="time" office:time-value="PT01H45M00S" calcext:value-type="time">
            <text:p>01:45</text:p>
          </table:table-cell>
          <table:table-cell office:value-type="string" calcext:value-type="string">
            <text:p>52.506355780324895</text:p>
          </table:table-cell>
          <table:table-cell office:value-type="string" calcext:value-type="string">
            <text:p>13.45547536879784</text:p>
          </table:table-cell>
          <table:table-cell table:content-validation-name="val6" office:value-type="string" calcext:value-type="string">
            <text:p>2. öffentliches Straßenland, unmittelbar vor LSBT*-Lokalen</text:p>
          </table:table-cell>
          <table:table-cell table:number-columns-repeated="98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content-validation-name="val1" office:value-type="string" calcext:value-type="string">
            <text:p>8. einfache Sachbeschädigung</text:p>
          </table:table-cell>
          <table:table-cell table:style-name="ce13" table:content-validation-name="val3" office:value-type="date" office:date-value="2022-03-03" calcext:value-type="date">
            <text:p>03.03.22</text:p>
          </table:table-cell>
          <table:table-cell table:style-name="ce22" office:value-type="time" office:time-value="PT20H45M00S" calcext:value-type="time">
            <text:p>20:45</text:p>
          </table:table-cell>
          <table:table-cell office:value-type="string" calcext:value-type="string">
            <text:p>52.49098843467209</text:p>
          </table:table-cell>
          <table:table-cell office:value-type="string" calcext:value-type="string">
            <text:p>13.386616242955427</text:p>
          </table:table-cell>
          <table:table-cell table:content-validation-name="val6" office:value-type="string" calcext:value-type="string">
            <text:p>2. öffentliches Straßenland, unmittelbar vor LSBT*-Lokalen</text:p>
          </table:table-cell>
          <table:table-cell table:number-columns-repeated="98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content-validation-name="val1" office:value-type="string" calcext:value-type="string">
            <text:p>9. Häusliche Gewalt (Körperverletzung, Nötigung)</text:p>
          </table:table-cell>
          <table:table-cell table:style-name="ce13" table:content-validation-name="val3" office:value-type="date" office:date-value="2020-01-01" calcext:value-type="date">
            <text:p>01.01.20</text:p>
          </table:table-cell>
          <table:table-cell table:style-name="ce22" office:value-type="time" office:time-value="PT12H00M00S" calcext:value-type="time">
            <text:p>12:00</text:p>
          </table:table-cell>
          <table:table-cell office:value-type="string" calcext:value-type="string">
            <text:p>52.552817774424184</text:p>
          </table:table-cell>
          <table:table-cell office:value-type="string" calcext:value-type="string">
            <text:p>13.449020004111677</text:p>
          </table:table-cell>
          <table:table-cell table:content-validation-name="val6" office:value-type="string" calcext:value-type="string">
            <text:p>1. öffentliches Straßenland</text:p>
          </table:table-cell>
          <table:table-cell table:number-columns-repeated="98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content-validation-name="val1" office:value-type="string" calcext:value-type="string">
            <text:p>10. Körperverletzung, gefährl. Körperverletzung (auch Versuch)</text:p>
          </table:table-cell>
          <table:table-cell table:style-name="ce13" table:content-validation-name="val3" office:value-type="date" office:date-value="2020-02-02" calcext:value-type="date">
            <text:p>02.02.20</text:p>
          </table:table-cell>
          <table:table-cell table:style-name="ce22" office:value-type="time" office:time-value="PT13H30M30S" calcext:value-type="time">
            <text:p>13:30</text:p>
          </table:table-cell>
          <table:table-cell office:value-type="string" calcext:value-type="string">
            <text:p>52.54685615662997</text:p>
          </table:table-cell>
          <table:table-cell office:value-type="string" calcext:value-type="string">
            <text:p>13.417719620849544</text:p>
          </table:table-cell>
          <table:table-cell table:content-validation-name="val6" office:value-type="string" calcext:value-type="string">
            <text:p>9. in/an LSBT*-Orten/Locations</text:p>
          </table:table-cell>
          <table:table-cell table:number-columns-repeated="98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content-validation-name="val1" office:value-type="string" calcext:value-type="string">
            <text:p>11. Nötigung und Bedrohung</text:p>
          </table:table-cell>
          <table:table-cell table:style-name="ce13" table:content-validation-name="val3" office:value-type="date" office:date-value="2020-03-03" calcext:value-type="date">
            <text:p>03.03.20</text:p>
          </table:table-cell>
          <table:table-cell table:style-name="ce22" office:value-type="time" office:time-value="PT14H00M00S" calcext:value-type="time">
            <text:p>14:00</text:p>
          </table:table-cell>
          <table:table-cell office:value-type="string" calcext:value-type="string">
            <text:p>52.54759829996412</text:p>
          </table:table-cell>
          <table:table-cell office:value-type="string" calcext:value-type="string">
            <text:p>13.489411076586302</text:p>
          </table:table-cell>
          <table:table-cell table:content-validation-name="val6" office:value-type="string" calcext:value-type="string">
            <text:p>4. Parks, Waldgebiet, Klappen</text:p>
          </table:table-cell>
          <table:table-cell table:number-columns-repeated="98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content-validation-name="val1" office:value-type="string" calcext:value-type="string">
            <text:p>12. Raub auf Straße</text:p>
          </table:table-cell>
          <table:table-cell table:style-name="ce13" table:content-validation-name="val3" office:value-type="date" office:date-value="2020-04-04" calcext:value-type="date">
            <text:p>04.04.20</text:p>
          </table:table-cell>
          <table:table-cell table:style-name="ce22" office:value-type="time" office:time-value="PT15H15M15S" calcext:value-type="time">
            <text:p>15:15</text:p>
          </table:table-cell>
          <table:table-cell office:value-type="string" calcext:value-type="string">
            <text:p>52.573882123428646</text:p>
          </table:table-cell>
          <table:table-cell office:value-type="string" calcext:value-type="string">
            <text:p>13.439302722650423</text:p>
          </table:table-cell>
          <table:table-cell table:content-validation-name="val6" office:value-type="string" calcext:value-type="string">
            <text:p>5. in der eigenen Wohnung</text:p>
          </table:table-cell>
          <table:table-cell table:number-columns-repeated="98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content-validation-name="val1" office:value-type="string" calcext:value-type="string">
            <text:p>13. Raub in Wohnung</text:p>
          </table:table-cell>
          <table:table-cell table:style-name="ce13" table:content-validation-name="val3" office:value-type="date" office:date-value="2020-05-05" calcext:value-type="date">
            <text:p>05.05.20</text:p>
          </table:table-cell>
          <table:table-cell table:style-name="ce22" office:value-type="time" office:time-value="PT16H00M00S" calcext:value-type="time">
            <text:p>16:00</text:p>
          </table:table-cell>
          <table:table-cell office:value-type="string" calcext:value-type="string">
            <text:p>52.513347691161215</text:p>
          </table:table-cell>
          <table:table-cell office:value-type="string" calcext:value-type="string">
            <text:p>13.345096683696994</text:p>
          </table:table-cell>
          <table:table-cell table:content-validation-name="val6" office:value-type="string" calcext:value-type="string">
            <text:p>4. Parks, Waldgebiet, Klappen</text:p>
          </table:table-cell>
          <table:table-cell table:number-columns-repeated="98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content-validation-name="val1" office:value-type="string" calcext:value-type="string">
            <text:p>1. Anfragen wegen Polizeimaßnahmen </text:p>
          </table:table-cell>
          <table:table-cell table:style-name="ce13" table:content-validation-name="val3" office:value-type="date" office:date-value="2020-06-06" calcext:value-type="date">
            <text:p>06.06.20</text:p>
          </table:table-cell>
          <table:table-cell table:style-name="ce22" office:value-type="time" office:time-value="PT17H00M00S" calcext:value-type="time">
            <text:p>17:00</text:p>
          </table:table-cell>
          <table:table-cell office:value-type="string" calcext:value-type="string">
            <text:p>52.513218051333844</text:p>
          </table:table-cell>
          <table:table-cell office:value-type="string" calcext:value-type="string">
            <text:p>13.37612005059215</text:p>
          </table:table-cell>
          <table:table-cell table:content-validation-name="val6" office:value-type="string" calcext:value-type="string">
            <text:p>10. gegen LSBT*-Orte/Locations, z.B. Gedenkorte</text:p>
          </table:table-cell>
          <table:table-cell table:number-columns-repeated="98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content-validation-name="val1" office:value-type="string" calcext:value-type="string">
            <text:p>14. sexuelle Nötigung, Vergewaltigung</text:p>
          </table:table-cell>
          <table:table-cell table:style-name="ce13" table:content-validation-name="val3" office:value-type="date" office:date-value="2020-07-07" calcext:value-type="date">
            <text:p>07.07.20</text:p>
          </table:table-cell>
          <table:table-cell table:style-name="ce22" office:value-type="time" office:time-value="PT18H45M45S" calcext:value-type="time">
            <text:p>18:45</text:p>
          </table:table-cell>
          <table:table-cell office:value-type="string" calcext:value-type="string">
            <text:p>52.43113362460496</text:p>
          </table:table-cell>
          <table:table-cell office:value-type="string" calcext:value-type="string">
            <text:p>13.258772538198462</text:p>
          </table:table-cell>
          <table:table-cell table:content-validation-name="val6" office:value-type="string" calcext:value-type="string">
            <text:p>3. öffentliche Verkehrsmittel</text:p>
          </table:table-cell>
          <table:table-cell table:number-columns-repeated="980"/>
        </table:table-row>
        <table:table-row table:style-name="ro2" table:number-rows-repeated="24">
          <table:table-cell/>
          <table:table-cell table:content-validation-name="val1"/>
          <table:table-cell table:content-validation-name="val3"/>
          <table:table-cell table:content-validation-name="val5"/>
          <table:table-cell table:style-name="ce19" table:number-columns-repeated="2"/>
          <table:table-cell table:number-columns-repeated="981"/>
        </table:table-row>
        <table:table-row table:style-name="ro2">
          <table:table-cell/>
          <table:table-cell table:content-validation-name="val1"/>
          <table:table-cell table:style-name="ce20" table:content-validation-name="val3"/>
          <table:table-cell table:style-name="ce20" table:content-validation-name="val5"/>
          <table:table-cell table:style-name="ce20" table:number-columns-repeated="3"/>
          <table:table-cell table:number-columns-repeated="980"/>
        </table:table-row>
        <table:table-row table:style-name="ro2" table:number-rows-repeated="17">
          <table:table-cell/>
          <table:table-cell table:style-name="ce6" table:content-validation-name="val2"/>
          <table:table-cell table:style-name="Default" table:number-columns-repeated="2"/>
          <table:table-cell table:number-columns-repeated="2"/>
          <table:table-cell table:style-name="Default"/>
          <table:table-cell table:number-columns-repeated="980"/>
        </table:table-row>
        <table:table-row table:style-name="ro2">
          <table:table-cell/>
          <table:table-cell table:style-name="ce6" table:content-validation-name="val2"/>
          <table:table-cell table:style-name="Default" table:number-columns-repeated="2"/>
          <table:table-cell table:number-columns-repeated="2"/>
          <table:table-cell table:style-name="Default"/>
          <table:table-cell table:number-columns-repeated="98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 style:data-style-name="N2" text:time-value="15:25:54.68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0:15:28.107000000</meta:creation-date>
    <meta:generator>LibreOffice/7.3.0.3$Windows_X86_64 LibreOffice_project/0f246aa12d0eee4a0f7adcefbf7c878fc2238db3</meta:generator>
    <meta:editing-duration>PT3H47M47S</meta:editing-duration>
    <meta:editing-cycles>33</meta:editing-cycles>
    <dc:date>2022-05-24T15:26:36.458000000</dc:date>
    <meta:document-statistic meta:table-count="1" meta:cell-count="105" meta:object-count="0"/>
  </office:meta>
</office:document-meta>
</file>